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ContextErrorHandler.warning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ContextErrorHandler.formatMessage( SAXParse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mandContextErrorHandler.had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ContextErrorHandler.fatal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andContextErrorHandler.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ContextErrorHandler.CommandContextErrorHandler( CommandContext c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